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rial" style:font-family-asian="Arial" style:font-family-complex="Arial" fo:background-color="transparent" fo:color="#004dbb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6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8.00pt" style:text-position="super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8.00pt" style:text-position="super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normal" fo:font-family="Arial" style:font-family-asian="Arial" style:font-family-complex="Arial" fo:background-color="transparent" fo:color="#004dbb"/>
    </style:style>
    <style:style style:name="T12" style:family="text">
      <style:text-properties fo:font-size="9.00pt" fo:font-weight="bold" fo:font-family="Arial" style:font-family-asian="Arial" style:font-family-complex="Arial" fo:background-color="transparent" fo:color="#666666"/>
    </style:style>
    <style:style style:name="T13" style:family="text">
      <style:text-properties fo:font-size="10.00pt" fo:font-weight="normal" fo:font-family="Arial" style:font-family-asian="Arial" style:font-family-complex="Arial" fo:background-color="transparent" fo:color="#004dbb"/>
    </style:style>
    <style:style style:name="T14" style:family="text">
      <style:text-properties fo:font-size="8.00pt" fo:font-weight="normal" fo:font-family="Arial" style:font-family-asian="Arial" style:font-family-complex="Arial" fo:background-color="transparent" fo:color="#666666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7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Gravitational and Space Research</text:span></text:p>
      <text:p text:style-name="P1"><text:span text:style-name="T2"/></text:p>
      <text:p text:style-name="P1"><text:span text:style-name="T3">Wave Function's as Weaponized System's on ones Person came the need for The WaveFunc instrument.</text:span></text:p>
      <text:p text:style-name="P1"><text:span text:style-name="T4"/></text:p>
      <text:p text:style-name="P1"><text:span text:style-name="T5">Dr. Thomas Catalano.</text:span><text:span text:style-name="T6">1</text:span></text:p>
      <text:p text:style-name="P1"><text:span text:style-name="T6">1</text:span><text:span text:style-name="T7">Catalano Concepts LLC.<text:s/></text:span><text:span text:style-name="T8">1</text:span><text:span text:style-name="T9">CLM ~ Concepts Learning Machine LLC.</text:span></text:p>
      <text:p text:style-name="P1"><text:span text:style-name="T10"/></text:p>
      <text:p text:style-name="P1"><text:span text:style-name="T11">Abstract</text:span></text:p>
      <text:p text:style-name="P1"><text:span text:style-name="T12">When in AD 2017 came the proven illegal and hanis continues bombardment of convexing/contorquing and deadly harm on my persons came the need for investigative research which led me to design the engineering utility of a instrument in April AD 2019 to view Wave Functions not of the human bodies natural wave length. </text:span></text:p>
      <text:p text:style-name="P1"><text:span text:style-name="T13">Keywords</text:span></text:p>
      <text:p text:style-name="P1"><text:span text:style-name="T14">Anatomy, Biology, Classic/Quantum Mechanics, Wave Functions </text:span></text:p>
      <text:p text:style-name="P1"><text:span text:style-name="T15"/></text:p>
      <text:p text:style-name="P1"><text:span text:style-name="T16">Introduction</text:span></text:p>
      <text:p text:style-name="P1"><text:span text:style-name="T17">The intro in process.</text:span></text:p>
      <text:p text:style-name="P1"><text:span text:style-name="T18"/></text:p>
      <text:p text:style-name="P1"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